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officeooo:rsid="001d144f" officeooo:paragraph-rsid="001d144f"/>
    </style:style>
    <style:style style:name="P3" style:family="paragraph" style:parent-style-name="Standard">
      <style:text-properties style:font-name="Tahoma" officeooo:rsid="001c6f99" officeooo:paragraph-rsid="001c6f99"/>
    </style:style>
    <style:style style:name="P4" style:family="paragraph" style:parent-style-name="Standard">
      <style:text-properties style:font-name="Tahoma" fo:font-size="12pt" officeooo:rsid="00254153" officeooo:paragraph-rsid="00254153" style:font-size-asian="12pt" style:font-size-complex="12pt"/>
    </style:style>
    <style:style style:name="P5" style:family="paragraph" style:parent-style-name="Standard">
      <style:text-properties style:font-name="Tahoma" fo:font-size="12pt" fo:font-weight="normal" officeooo:rsid="002ff78b" officeooo:paragraph-rsid="002ff78b" style:font-size-asian="12pt" style:font-weight-asian="normal" style:font-size-complex="12pt" style:font-weight-complex="normal"/>
    </style:style>
    <style:style style:name="P6" style:family="paragraph" style:parent-style-name="Standard">
      <style:text-properties style:font-name="Tahoma" officeooo:rsid="002ff78b" officeooo:paragraph-rsid="002ff78b"/>
    </style:style>
    <style:style style:name="P7" style:family="paragraph" style:parent-style-name="Standard">
      <style:text-properties style:font-name="Tahoma" fo:font-size="14pt" fo:font-weight="normal" officeooo:rsid="002ff78b" officeooo:paragraph-rsid="002ff78b" style:font-size-asian="14pt" style:font-weight-asian="normal" style:font-size-complex="14pt" style:font-weight-complex="normal"/>
    </style:style>
    <style:style style:name="P8" style:family="paragraph" style:parent-style-name="Heading_20_2">
      <style:text-properties fo:font-size="14pt" fo:font-weight="normal" style:font-size-asian="14pt" style:font-weight-asian="normal" style:font-size-complex="14pt" style:font-weight-complex="normal"/>
    </style:style>
    <style:style style:name="P9" style:family="paragraph" style:parent-style-name="Heading_20_2">
      <style:text-properties fo:font-size="14pt" fo:font-weight="normal" officeooo:rsid="00245d33" officeooo:paragraph-rsid="00245d33" style:font-size-asian="14pt" style:font-weight-asian="normal" style:font-size-complex="14pt" style:font-weight-complex="normal"/>
    </style:style>
    <style:style style:name="P10" style:family="paragraph" style:parent-style-name="Heading_20_2">
      <style:text-properties fo:font-size="14pt" fo:font-weight="normal" officeooo:rsid="00254153" officeooo:paragraph-rsid="00254153" style:font-size-asian="14pt" style:font-weight-asian="normal" style:font-size-complex="14pt" style:font-weight-complex="normal"/>
    </style:style>
    <style:style style:name="P11" style:family="paragraph" style:parent-style-name="Heading_20_2">
      <style:text-properties style:font-name="Liberation Sans" fo:font-size="14pt" fo:font-weight="normal" officeooo:rsid="00254153" officeooo:paragraph-rsid="00254153" style:font-size-asian="14pt" style:font-weight-asian="normal" style:font-size-complex="14pt" style:font-weight-complex="normal"/>
    </style:style>
    <style:style style:name="P12" style:family="paragraph" style:parent-style-name="Heading_20_1">
      <style:paragraph-properties fo:text-align="center" style:justify-single-word="false"/>
      <style:text-properties officeooo:rsid="00245d33" officeooo:paragraph-rsid="00245d33"/>
    </style:style>
    <style:style style:name="T1" style:family="text">
      <style:text-properties officeooo:rsid="00254153"/>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2b9d97" style:font-size-asian="12pt" style:font-weight-asian="normal" style:font-size-complex="12pt" style:font-weight-complex="normal"/>
    </style:style>
    <style:style style:name="T4" style:family="text">
      <style:text-properties officeooo:rsid="002ff78b"/>
    </style:style>
    <style:style style:name="T5" style:family="text">
      <style:text-properties officeooo:rsid="003185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Viikkoraportti <text:span text:style-name="T4">5</text:span>.</text:h>
      <text:p text:style-name="P1"/>
      <text:p text:style-name="P3"/>
      <text:h text:style-name="P9" text:outline-level="2"><text:span text:style-name="T1">1. </text:span>Mitä opin tällä viikolla?</text:h>
      <text:p text:style-name="P6">Univelkaisena ohjelmoinnista seuraa vaikeaselkoista koodia ja omituisia päätöksiä.</text:p>
      <text:p text:style-name="P6">Yksinkertaisen pattern-searching-algoritmin tekeminen ei ollutkaan niin haastavaa.</text:p>
      <text:p text:style-name="P7"/>
      <text:h text:style-name="P10" text:outline-level="2">2. Mitä jäi epäselväksi?</text:h>
      <text:p text:style-name="P5">Joudunko yksikkötestaamaan kaikki 15 luokkaa <text:span text:style-name="T5">sataprosenttisesti, vai olisiko mahdollista testata vain tekoälyyn liityvät algoritmit ja strategyhandler sopivan laajasti?</text:span></text:p>
      <text:p text:style-name="P5"/>
      <text:h text:style-name="P8" text:outline-level="2">3. Miten ohjelma on edistynyt?</text:h>
      <text:p text:style-name="P5">Ohjelmaan on lisätty kunnon valikot, erilaisia pelimoodeja ja vaikeustasot. Yksikkötestien tekeminen laahaa hieman jäljessä. Olen kuitenkin tyytyväinen nykyiseen tekoälyn tasoon ja sen tuloksiin muita tekoälyjä ja pelaajia vastaan. Ohjelma on myös tällä hetkellä demokunnossa, ellen päätä tehdä graafista käyttöliittymää lopuksi.</text:p>
      <text:p text:style-name="P4"/>
      <text:h text:style-name="P11" text:outline-level="2">4. Mitä teen seuraavaksi?</text:h>
      <text:p text:style-name="P6"><text:span text:style-name="T3">G</text:span><text:span text:style-name="T2">ame-luokan refaktorointia, koska se on tällä hetkellä jopa itsellenikin vaikeaselkoinen. </text:span></text:p>
      <text:p text:style-name="P6"><text:span text:style-name="T2">Lisää testausta ihmispelaajilla. Kontrolleriluokan käyttöönotto, jotta ohjelman logiikan voisi helpommin siirtää muille alustoill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19T19:12:44.396000000</dc:date>
    <meta:editing-duration>P1DT7H37M47S</meta:editing-duration>
    <meta:editing-cycles>8</meta:editing-cycles>
    <meta:generator>LibreOffice/4.2.7.2$Windows_x86 LibreOffice_project/933c0aa564ec4f8883ed5732c866db48dca4dac5</meta:generator>
    <meta:document-statistic meta:table-count="0" meta:image-count="0" meta:object-count="0" meta:page-count="1" meta:paragraph-count="11" meta:word-count="116" meta:character-count="1006" meta:non-whitespace-character-count="900"/>
  </office:meta>
</office:document-meta>
</file>